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159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ccff" style:text-align-source="fix" style:repeat-content="false" fo:border-left="0.0138in solid #000000" fo:border-right="none" style:shadow="#808080 0.0693in 0.0693in" fo:border-top="0.0138in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ccff" fo:border-left="0.0138in solid #000000" fo:border-right="none" style:shadow="#808080 0.0693in 0.0693in" fo:border-top="none"/>
    </style:style>
    <style:style style:name="ce4" style:family="table-cell" style:parent-style-name="Default">
      <style:table-cell-properties fo:border-bottom="0.0138in solid #000000" fo:background-color="#ffccff" fo:border-left="0.0138in solid #000000" fo:border-right="none" style:shadow="#808080 0.0693in 0.0693in" fo:border-top="none"/>
    </style:style>
    <style:style style:name="ce5" style:family="table-cell" style:parent-style-name="Default">
      <style:table-cell-properties fo:border-bottom="none" fo:background-color="#ffccff" style:text-align-source="fix" style:repeat-content="false" fo:border-left="none" fo:border-right="none" style:shadow="#808080 0.0693in 0.0693in" fo:border-top="0.0138in solid #000000"/>
      <style:paragraph-properties fo:text-align="center" fo:margin-left="0in"/>
    </style:style>
    <style:style style:name="ce6" style:family="table-cell" style:parent-style-name="Default">
      <style:table-cell-properties fo:background-color="#ffccff" style:shadow="#808080 0.0693in 0.0693in"/>
    </style:style>
    <style:style style:name="ce7" style:family="table-cell" style:parent-style-name="Default">
      <style:table-cell-properties fo:border-bottom="0.0138in solid #000000" fo:background-color="#ffccff" fo:border-left="none" fo:border-right="none" style:shadow="#808080 0.0693in 0.0693in" fo:border-top="none"/>
    </style:style>
    <style:style style:name="ce8" style:family="table-cell" style:parent-style-name="Default">
      <style:table-cell-properties fo:border-bottom="none" fo:background-color="#ffccff" style:text-align-source="fix" style:repeat-content="false" fo:border-left="none" fo:border-right="0.0138in solid #000000" style:shadow="#808080 0.0693in 0.0693in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ccff" fo:border-left="none" fo:border-right="0.0138in solid #000000" style:shadow="#808080 0.0693in 0.0693in" fo:border-top="none"/>
    </style:style>
    <style:style style:name="ce10" style:family="table-cell" style:parent-style-name="Default">
      <style:table-cell-properties fo:border-bottom="0.0138in solid #000000" fo:background-color="#ffccff" fo:border-left="none" fo:border-right="0.0138in solid #000000" style:shadow="#808080 0.0693in 0.0693in" fo:border-top="none"/>
    </style:style>
  </office:automatic-styles>
  <office:body>
    <office:spreadsheet>
      <table:table table:name="ModulesStatu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2">
          <table:table-cell table:style-name="ce1" office:value-type="string">
            <text:p>ModuleName</text:p>
          </table:table-cell>
          <table:table-cell table:style-name="ce1" office:value-type="string">
            <text:p>BasicFunctionality</text:p>
          </table:table-cell>
          <table:table-cell table:style-name="ce1" office:value-type="string">
            <text:p>FullFunctionality</text:p>
          </table:table-cell>
          <table:table-cell table:style-name="ce1"/>
          <table:table-cell table:style-name="ce2" office:value-type="string">
            <text:p>Key</text:p>
          </table:table-cell>
          <table:table-cell table:style-name="ce5" table:number-columns-repeated="2"/>
          <table:table-cell table:style-name="ce8"/>
          <table:table-cell table:style-name="ce1" table:number-columns-repeated="1016"/>
        </table:table-row>
        <table:table-row table:style-name="ro2">
          <table:table-cell office:value-type="string">
            <text:p>angle</text:p>
          </table:table-cell>
          <table:table-cell office:value-type="float" office:value="-2">
            <text:p>-2</text:p>
          </table:table-cell>
          <table:table-cell table:number-columns-repeated="2"/>
          <table:table-cell table:style-name="ce3" office:value-type="float" office:value="-2">
            <text:p>-2</text:p>
          </table:table-cell>
          <table:table-cell table:style-name="ce6" office:value-type="string">
            <text:p>Imp. W/ Tests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degree</text:p>
          </table:table-cell>
          <table:table-cell office:value-type="float" office:value="-2">
            <text:p>-2</text:p>
          </table:table-cell>
          <table:table-cell table:number-columns-repeated="2"/>
          <table:table-cell table:style-name="ce3" office:value-type="float" office:value="-1">
            <text:p>-1</text:p>
          </table:table-cell>
          <table:table-cell table:style-name="ce6" office:value-type="string">
            <text:p>Implemented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coordinates.point</text:p>
          </table:table-cell>
          <table:table-cell office:value-type="float" office:value="0.5">
            <text:p>0.5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style-name="ce6" office:value-type="string">
            <text:p>Not Implemented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angles.azimut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float" office:value="0.5">
            <text:p>0.5</text:p>
          </table:table-cell>
          <table:table-cell table:style-name="ce6" office:value-type="string">
            <text:p>In Progress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angles.slop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3" office:value-type="string">
            <text:p>&gt;= 1</text:p>
          </table:table-cell>
          <table:table-cell table:style-name="ce6" office:value-type="string">
            <text:p>Priority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coordinates.vector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 office:value-type="string">
            <text:p>x.5</text:p>
          </table:table-cell>
          <table:table-cell table:style-name="ce6" office:value-type="string">
            <text:p>Suspended and Priority for return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>
          <table:table-cell office:value-type="string">
            <text:p>angles.deflection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string">
            <text:p>coordinates.boundingBox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coordinates.iBoundingBoxed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2">
          <table:table-cell office:value-type="string">
            <text:p>coordinates.ray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2">
          <table:table-cell office:value-type="string">
            <text:p>stati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_region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2">
          <table:table-cell office:value-type="string">
            <text:p>genericAlignment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string">
            <text:p>rawVpi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2">
          <table:table-cell office:value-type="string">
            <text:p>VpiList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2">
          <table:table-cell office:value-type="string">
            <text:p>profile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office:value-type="string">
            <text:p>horizontalAlignmentBase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2">
          <table:table-cell office:value-type="string">
            <text:p>lineSegment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2">
          <table:table-cell office:value-type="string">
            <text:p>arcSegment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2">
          <table:table-cell office:value-type="string">
            <text:p>horizontalAlignmentBase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2">
          <table:table-cell office:value-type="string">
            <text:p>side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coordinates.stationOffsetElevation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2">
          <table:table-cell office:value-type="string">
            <text:p>eulerSpiral</text:p>
          </table:table-cell>
          <table:table-cell office:value-type="float" office:value="199">
            <text:p>199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ModulesStatus.A1:ModulesStatus.C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5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chrum</meta:initial-creator>
    <meta:creation-date>2016-03-02T18:55:21.52</meta:creation-date>
    <meta:generator>OpenOffice/4.1.2$Win32 OpenOffice.org_project/412m3$Build-9782</meta:generator>
    <dc:date>2016-03-03T15:48:54.78</dc:date>
    <dc:creator>Paul Schrum</dc:creator>
    <meta:editing-duration>PT1H56M38S</meta:editing-duration>
    <meta:editing-cycles>6</meta:editing-cycles>
    <meta:document-statistic meta:table-count="3" meta:cell-count="62" meta:object-count="0"/>
  </office:meta>
</office:document-meta>
</file>